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4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4.84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Bal01 &amp; bal02 – combined BOM</text:p>
          </table:table-cell>
          <table:table-cell table:number-columns-repeated="7"/>
        </table:table-row>
        <table:table-row table:style-name="ro1">
          <table:table-cell table:style-name="ce2" office:value-type="date" office:date-value="2026-05-03" calcext:value-type="date">
            <text:p>2026-05-0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Nb PCB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Qn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nB PCBs Qnt</text:p>
          </table:table-cell>
          <table:table-cell office:value-type="string" calcext:value-type="string">
            <text:p>Order Q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formula="of:=(LEN([.A7]) - LEN(SUBSTITUTE([.A7];&quot;,&quot;;&quot;&quot;))+1)"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mil</text:p>
          </table:table-cell>
          <table:table-cell office:value-type="string" calcext:value-type="string">
            <text:p>bal02</text:p>
          </table:table-cell>
          <table:table-cell office:value-type="string" calcext:value-type="string">
            <text:p>187-CL21A106KOQNNNF</text:p>
          </table:table-cell>
          <table:table-cell table:formula="of:=[.$G$4]*[.B7]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, C2</text:p>
          </table:table-cell>
          <table:table-cell table:formula="of:=(LEN([.A8]) - LEN(SUBSTITUTE([.A8];&quot;,&quot;;&quot;&quot;))+1)"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603mil</text:p>
          </table:table-cell>
          <table:table-cell office:value-type="string" calcext:value-type="string">
            <text:p>bal01</text:p>
          </table:table-cell>
          <table:table-cell office:value-type="string" calcext:value-type="string">
            <text:p>791-SH18B105K160CT</text:p>
          </table:table-cell>
          <table:table-cell table:formula="of:=[.$G$4]*[.B8]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2, C5, C6, C7</text:p>
          </table:table-cell>
          <table:table-cell table:formula="of:=(LEN([.A9]) - LEN(SUBSTITUTE([.A9];&quot;,&quot;;&quot;&quot;))+1)"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mil</text:p>
          </table:table-cell>
          <table:table-cell office:value-type="string" calcext:value-type="string">
            <text:p>bal02</text:p>
          </table:table-cell>
          <table:table-cell office:value-type="string" calcext:value-type="string">
            <text:p>187-CL10A104KA8NNNC</text:p>
          </table:table-cell>
          <table:table-cell table:formula="of:=[.$G$4]*[.B9]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3, C4</text:p>
          </table:table-cell>
          <table:table-cell table:formula="of:=(LEN([.A10]) - LEN(SUBSTITUTE([.A10];&quot;,&quot;;&quot;&quot;))+1)" office:value-type="float" office:value="2" calcext:value-type="float">
            <text:p>2</text:p>
          </table:table-cell>
          <table:table-cell office:value-type="string" calcext:value-type="string">
            <text:p>100uF/25V</text:p>
          </table:table-cell>
          <table:table-cell office:value-type="string" calcext:value-type="string">
            <text:p>WCAP-ATG8</text:p>
          </table:table-cell>
          <table:table-cell office:value-type="string" calcext:value-type="string">
            <text:p>bal02</text:p>
          </table:table-cell>
          <table:table-cell office:value-type="string" calcext:value-type="string">
            <text:p>710-860010473007</text:p>
          </table:table-cell>
          <table:table-cell table:formula="of:=[.$G$4]*[.B10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formula="of:=(LEN([.A11]) - LEN(SUBSTITUTE([.A11];&quot;,&quot;;&quot;&quot;))+1)" office:value-type="float" office:value="1" calcext:value-type="float">
            <text:p>1</text:p>
          </table:table-cell>
          <table:table-cell office:value-type="string" calcext:value-type="string">
            <text:p>BAT54J</text:p>
          </table:table-cell>
          <table:table-cell office:value-type="string" calcext:value-type="string">
            <text:p>D_SOD-323F</text:p>
          </table:table-cell>
          <table:table-cell office:value-type="string" calcext:value-type="string">
            <text:p>bal02</text:p>
          </table:table-cell>
          <table:table-cell office:value-type="string" calcext:value-type="string">
            <text:p>511-BAT54JFILM</text:p>
          </table:table-cell>
          <table:table-cell table:formula="of:=[.$G$4]*[.B11]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2, D3</text:p>
          </table:table-cell>
          <table:table-cell table:formula="of:=(LEN([.A12]) - LEN(SUBSTITUTE([.A12];&quot;,&quot;;&quot;&quot;))+1)" office:value-type="float" office:value="2" calcext:value-type="float">
            <text:p>2</text:p>
          </table:table-cell>
          <table:table-cell office:value-type="string" calcext:value-type="string">
            <text:p>1N4148WT</text:p>
          </table:table-cell>
          <table:table-cell office:value-type="string" calcext:value-type="string">
            <text:p>D_SOD-523</text:p>
          </table:table-cell>
          <table:table-cell office:value-type="string" calcext:value-type="string">
            <text:p>bal02</text:p>
          </table:table-cell>
          <table:table-cell office:value-type="string" calcext:value-type="string">
            <text:p>621-1N4148WT</text:p>
          </table:table-cell>
          <table:table-cell table:formula="of:=[.$G$4]*[.B12]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table:formula="of:=(LEN([.A13]) - LEN(SUBSTITUTE([.A13];&quot;,&quot;;&quot;&quot;))+1)" office:value-type="float" office:value="1" calcext:value-type="float">
            <text:p>1</text:p>
          </table:table-cell>
          <table:table-cell office:value-type="string" calcext:value-type="string">
            <text:p>MA702GQ-P</text:p>
          </table:table-cell>
          <table:table-cell office:value-type="string" calcext:value-type="string">
            <text:p>QFN-16</text:p>
          </table:table-cell>
          <table:table-cell office:value-type="string" calcext:value-type="string">
            <text:p>bal01</text:p>
          </table:table-cell>
          <table:table-cell office:value-type="string" calcext:value-type="string">
            <text:p>946-MA702GQ-Z</text:p>
          </table:table-cell>
          <table:table-cell table:formula="of:=[.$G$4]*[.B13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table:formula="of:=(LEN([.A14]) - LEN(SUBSTITUTE([.A14];&quot;,&quot;;&quot;&quot;))+1)" office:value-type="float" office:value="1" calcext:value-type="float">
            <text:p>1</text:p>
          </table:table-cell>
          <table:table-cell office:value-type="string" calcext:value-type="string">
            <text:p>nucleo32-L432</text:p>
          </table:table-cell>
          <table:table-cell office:value-type="string" calcext:value-type="string">
            <text:p>nucleo32</text:p>
          </table:table-cell>
          <table:table-cell office:value-type="string" calcext:value-type="string">
            <text:p>bal02</text:p>
          </table:table-cell>
          <table:table-cell office:value-type="string" calcext:value-type="string">
            <text:p>511-NUCLEO-L412KB</text:p>
          </table:table-cell>
          <table:table-cell table:formula="of:=[.$G$4]*[.B14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table:formula="of:=(LEN([.A15]) - LEN(SUBSTITUTE([.A15];&quot;,&quot;;&quot;&quot;))+1)" office:value-type="float" office:value="1" calcext:value-type="float">
            <text:p>1</text:p>
          </table:table-cell>
          <table:table-cell office:value-type="string" calcext:value-type="string">
            <text:p>TLV76033DBZR</text:p>
          </table:table-cell>
          <table:table-cell office:value-type="string" calcext:value-type="string">
            <text:p>SOT95P237X112-3N</text:p>
          </table:table-cell>
          <table:table-cell office:value-type="string" calcext:value-type="string">
            <text:p>bal01</text:p>
          </table:table-cell>
          <table:table-cell office:value-type="string" calcext:value-type="string">
            <text:p>595-TLV76033DBZR</text:p>
          </table:table-cell>
          <table:table-cell table:formula="of:=[.$G$4]*[.B15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table:formula="of:=(LEN([.A16]) - LEN(SUBSTITUTE([.A16];&quot;,&quot;;&quot;&quot;))+1)" office:value-type="float" office:value="1" calcext:value-type="float">
            <text:p>1</text:p>
          </table:table-cell>
          <table:table-cell table:number-columns-repeated="2" office:value-type="string" calcext:value-type="string">
            <text:p>nRF24L01_SMD_MODULE</text:p>
          </table:table-cell>
          <table:table-cell office:value-type="string" calcext:value-type="string">
            <text:p>bal02</text:p>
          </table:table-cell>
          <table:table-cell office:value-type="string" calcext:value-type="string">
            <text:p>-</text:p>
          </table:table-cell>
          <table:table-cell table:formula="of:=[.$G$4]*[.B16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3</text:p>
          </table:table-cell>
          <table:table-cell table:formula="of:=(LEN([.A17]) - LEN(SUBSTITUTE([.A17];&quot;,&quot;;&quot;&quot;))+1)" office:value-type="float" office:value="1" calcext:value-type="float">
            <text:p>1</text:p>
          </table:table-cell>
          <table:table-cell table:number-columns-repeated="2" office:value-type="string" calcext:value-type="string">
            <text:p>MPU9250_SMD_MODULE</text:p>
          </table:table-cell>
          <table:table-cell office:value-type="string" calcext:value-type="string">
            <text:p>bal02</text:p>
          </table:table-cell>
          <table:table-cell office:value-type="string" calcext:value-type="string">
            <text:p>-</text:p>
          </table:table-cell>
          <table:table-cell table:formula="of:=[.$G$4]*[.B1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4</text:p>
          </table:table-cell>
          <table:table-cell table:formula="of:=(LEN([.A18]) - LEN(SUBSTITUTE([.A18];&quot;,&quot;;&quot;&quot;))+1)" office:value-type="float" office:value="1" calcext:value-type="float">
            <text:p>1</text:p>
          </table:table-cell>
          <table:table-cell office:value-type="string" calcext:value-type="string">
            <text:p>M24C16-FMN6TP</text:p>
          </table:table-cell>
          <table:table-cell office:value-type="string" calcext:value-type="string">
            <text:p>SOIC127P600X175-8N</text:p>
          </table:table-cell>
          <table:table-cell office:value-type="string" calcext:value-type="string">
            <text:p>bal02</text:p>
          </table:table-cell>
          <table:table-cell office:value-type="string" calcext:value-type="string">
            <text:p>511-M24C16-FMN6TP </text:p>
          </table:table-cell>
          <table:table-cell table:formula="of:=[.$G$4]*[.B18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C5</text:p>
          </table:table-cell>
          <table:table-cell table:formula="of:=(LEN([.A19]) - LEN(SUBSTITUTE([.A19];&quot;,&quot;;&quot;&quot;))+1)" office:value-type="float" office:value="1" calcext:value-type="float">
            <text:p>1</text:p>
          </table:table-cell>
          <table:table-cell office:value-type="string" calcext:value-type="string">
            <text:p>SN65HVD230DR</text:p>
          </table:table-cell>
          <table:table-cell office:value-type="string" calcext:value-type="string">
            <text:p>SOT127P600X175-8N</text:p>
          </table:table-cell>
          <table:table-cell office:value-type="string" calcext:value-type="string">
            <text:p>bal02</text:p>
          </table:table-cell>
          <table:table-cell office:value-type="string" calcext:value-type="string">
            <text:p>595-SN65HVD230DR</text:p>
          </table:table-cell>
          <table:table-cell table:formula="of:=[.$G$4]*[.B1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C6</text:p>
          </table:table-cell>
          <table:table-cell table:formula="of:=(LEN([.A20]) - LEN(SUBSTITUTE([.A20];&quot;,&quot;;&quot;&quot;))+1)" office:value-type="float" office:value="1" calcext:value-type="float">
            <text:p>1</text:p>
          </table:table-cell>
          <table:table-cell office:value-type="string" calcext:value-type="string">
            <text:p>TLV76050DBZR</text:p>
          </table:table-cell>
          <table:table-cell office:value-type="string" calcext:value-type="string">
            <text:p>SOT95P237X112-3N</text:p>
          </table:table-cell>
          <table:table-cell office:value-type="string" calcext:value-type="string">
            <text:p>bal02</text:p>
          </table:table-cell>
          <table:table-cell office:value-type="string" calcext:value-type="string">
            <text:p>595-TLV76050DBZR</text:p>
          </table:table-cell>
          <table:table-cell table:formula="of:=[.$G$4]*[.B20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5, R6</text:p>
          </table:table-cell>
          <table:table-cell table:formula="of:=(LEN([.A21]) - LEN(SUBSTITUTE([.A21];&quot;,&quot;;&quot;&quot;))+1)"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0603mil</text:p>
          </table:table-cell>
          <table:table-cell office:value-type="string" calcext:value-type="string">
            <text:p>bal02</text:p>
          </table:table-cell>
          <table:table-cell office:value-type="string" calcext:value-type="string">
            <text:p>279-CRGCQ0603F4K7</text:p>
          </table:table-cell>
          <table:table-cell table:formula="of:=[.$G$4]*[.B21]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table:formula="of:=(LEN([.A22]) - LEN(SUBSTITUTE([.A22];&quot;,&quot;;&quot;&quot;))+1)"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0603mil</text:p>
          </table:table-cell>
          <table:table-cell office:value-type="string" calcext:value-type="string">
            <text:p>bal02</text:p>
          </table:table-cell>
          <table:table-cell office:value-type="string" calcext:value-type="string">
            <text:p>754-RG1608P-121DT5</text:p>
          </table:table-cell>
          <table:table-cell table:formula="of:=[.$G$4]*[.B22]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  <table:database-ranges>
        <table:database-range table:name="__Anonymous_Sheet_DB__0" table:target-range-address="Tabelle1.A6:Tabelle1.E2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5-02T15:00:28.276000000</meta:creation-date>
    <meta:generator>LibreOffice/7.0.3.1$Windows_X86_64 LibreOffice_project/d7547858d014d4cf69878db179d326fc3483e082</meta:generator>
    <dc:date>2026-05-02T15:26:09.107000000</dc:date>
    <meta:editing-duration>PT10M21S</meta:editing-duration>
    <meta:editing-cycles>5</meta:editing-cycles>
    <meta:document-statistic meta:table-count="1" meta:cell-count="140" meta:object-count="0"/>
  </office:meta>
</office:document-meta>
</file>